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C7000000695724CBB9.png" manifest:media-type="image/png"/>
  <manifest:file-entry manifest:full-path="Pictures/100042180000498700000ACE00C9D225.svg" manifest:media-type="image/svg+xml"/>
  <manifest:file-entry manifest:full-path="styles.xml" manifest:media-type="text/xml"/>
  <manifest:file-entry manifest:full-path="manifest.rdf" manifest:media-type="application/rdf+xml"/>
  <manifest:file-entry manifest:full-path="Configurations2/accelerator/current.xml" manifest:media-type="application/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Tahoma1" svg:font-family="Tahoma"/>
    <style:font-face style:name="Source Code Pro" svg:font-family="'Source Code Pro'" style:font-adornments="Standard" style:font-pitch="fixed"/>
    <style:font-face style:name="Courier New" svg:font-family="'Courier New'" style:font-family-generic="modern" style:font-pitch="fixed"/>
    <style:font-face style:name="Frutiger Next LT W1G1" svg:font-family="'Frutiger Next LT W1G'" style:font-adornments="Fett" style:font-pitch="variable"/>
    <style:font-face style:name="Frutiger Next LT W1G2" svg:font-family="'Frutiger Next LT W1G'" style:font-adornments="Kursiv" style:font-pitch="variable"/>
    <style:font-face style:name="Frutiger Next LT W1G" svg:font-family="'Frutiger Next LT W1G'" style:font-adornments="Standard"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Header">
      <style:text-properties fo:language="de" fo:country="DE"/>
    </style:style>
    <style:style style:name="P2" style:family="paragraph" style:parent-style-name="Footer">
      <style:paragraph-properties fo:text-align="start" style:justify-single-word="false"/>
      <style:text-properties fo:font-size="11pt" fo:language="de" fo:country="DE" style:font-size-asian="11pt" style:font-size-complex="11pt"/>
    </style:style>
    <style:style style:name="P3" style:family="paragraph" style:parent-style-name="Footer">
      <style:paragraph-properties fo:text-align="start" style:justify-single-word="false"/>
      <style:text-properties fo:font-size="11pt" fo:language="de" fo:country="DE" officeooo:paragraph-rsid="003e3860" style:font-size-asian="11pt" style:font-size-complex="11pt"/>
    </style:style>
    <style:style style:name="P4" style:family="paragraph" style:parent-style-name="Quotations">
      <style:paragraph-properties fo:margin-left="1.27cm" fo:margin-right="0cm" fo:text-indent="0cm" style:auto-text-indent="false"/>
    </style:style>
    <style:style style:name="P5" style:family="paragraph" style:parent-style-name="Text_20_body" style:list-style-name="L1">
      <style:paragraph-properties fo:margin-top="0cm" fo:margin-bottom="0cm" style:contextual-spacing="false"/>
    </style:style>
    <style:style style:name="P6" style:family="paragraph" style:parent-style-name="Text_20_body" style:list-style-name="L2">
      <style:paragraph-properties fo:margin-top="0cm" fo:margin-bottom="0cm" style:contextual-spacing="false"/>
    </style:style>
    <style:style style:name="P7" style:family="paragraph" style:parent-style-name="Text_20_body" style:list-style-name="L3">
      <style:paragraph-properties fo:margin-top="0cm" fo:margin-bottom="0cm" style:contextual-spacing="false"/>
    </style:style>
    <style:style style:name="P8" style:family="paragraph" style:parent-style-name="Text_20_body" style:list-style-name="L4">
      <style:paragraph-properties fo:margin-top="0cm" fo:margin-bottom="0cm" style:contextual-spacing="false"/>
    </style:style>
    <style:style style:name="P9" style:family="paragraph" style:parent-style-name="Title"/>
    <style:style style:name="T1" style:family="text">
      <style:text-properties officeooo:rsid="0025baad"/>
    </style:style>
    <style:style style:name="T2" style:family="text">
      <style:text-properties fo:font-style="italic" style:font-style-asian="italic" style:font-style-complex="italic"/>
    </style:style>
    <style:style style:name="T3" style:family="text">
      <style:text-properties fo:font-weight="bold" style:font-weight-asian="bold" style:font-weight-complex="bold"/>
    </style:style>
    <style:style style:name="T4" style:family="text">
      <style:text-properties style:font-name="Courier New" style:font-name-asian="Courier New" style:font-name-complex="Courier New"/>
    </style:style>
    <style:style style:name="T5" style:family="text">
      <style:text-properties fo:font-variant="small-caps"/>
    </style:style>
    <style:style style:name="fr1" style:family="graphic" style:parent-style-name="Graphics">
      <style:graphic-properties fo:margin-top="1.6cm" fo:margin-bottom="0.499cm" style:vertical-pos="top" style:vertical-rel="page" style:horizontal-pos="center" style:horizontal-rel="pag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3">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4">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Title" text:outline-level="1">Digitale Arbeitstechniken im Studium</text:h>
      <text:p text:style-name="Author">Greiner &amp; Pfeiffer</text:p>
      <text:p text:style-name="Date">zigster Oktober</text:p>
      <text:h text:style-name="Heading_20_1" text:outline-level="1">Überschrift erster Ordnung</text:h>
      <text:p text:style-name="First_20_paragraph"><text:span text:style-name="T2">Markdown</text:span> formatierter Text. Hier kommt noch weiterer Text hin.</text:p>
      <text:h text:style-name="Heading_20_1" text:outline-level="1">nächste Folie</text:h>
      <text:list xml:id="list6349812155331365333" text:style-name="L1">
        <text:list-item>
          <text:p text:style-name="P5">Hier gibt es ein paar</text:p>
        </text:list-item>
        <text:list-item>
          <text:p text:style-name="P5">Listenpunkte, welche ja</text:p>
        </text:list-item>
        <text:list-item>
          <text:p text:style-name="P5">üblicherweise recht gern</text:p>
        </text:list-item>
        <text:list-item>
          <text:p text:style-name="P5">verwendet werden.</text:p>
        </text:list-item>
        <text:list-item>
          <text:p text:style-name="P5"><text:span text:style-name="T2">Tufte</text:span> mag das nicht</text:p>
        </text:list-item>
        <text:list-item>
          <text:p text:style-name="P5">ebensowenig Dotzler (2008, S. 22–26)</text:p>
        </text:list-item>
      </text:list>
      <text:p text:style-name="First_20_paragraph"><text:span text:style-name="T3">Dieser Inhalt</text:span> erscheint nur in den "Speaker-Notes", bzw. im Handout-Ausdruck.</text:p>
      <text:p text:style-name="Text_20_body">Hier könnte man nun noch eine Referenz auf Tuftes wichtige Werke bzgl. obiger Aussage machen. Oder auch nicht. Hier könnte man nun noch eine Referenz auf Tuftes wichtige Werke bzgl. obiger Aussage machen. Oder auch nicht. Hier könnte man nun noch eine Referenz auf Tuftes wichtige Werke bzgl. obiger Aussage machen. Oder auch nicht.</text:p>
      <text:h text:style-name="Heading_20_1" text:outline-level="1">alles in runden Klammern</text:h>
      <text:list xml:id="list2548663547916827282" text:style-name="L2">
        <text:list-item>
          <text:p text:style-name="P6">(Dotzler 2008)<text:line-break/> <text:span text:style-name="T4">[@dotzler:2008]</text:span></text:p>
        </text:list-item>
        <text:list-item>
          <text:p text:style-name="P6">(Dotzler 2008, S. 9–12)<text:line-break/> <text:span text:style-name="T4">[@dotzler:2008, 9-12]</text:span></text:p>
        </text:list-item>
        <text:list-item>
          <text:p text:style-name="P6">(außerdem Dotzler 1995, S. 7–13, 2008, S. 9–12)<text:line-break/> <text:span text:style-name="T4">[@dotzler:2008, 9-12; außerdem @dotzler:1995, 7-13]</text:span></text:p>
        </text:list-item>
      </text:list>
      <text:h text:style-name="Heading_20_1" text:outline-level="1"><text:soft-page-break/>Unterdrückung des Autors im Klammernausdruck.</text:h>
      <text:list xml:id="list7267096334058698024" text:style-name="L3">
        <text:list-item>
          <text:p text:style-name="P7">(2008)<text:line-break/> <text:span text:style-name="T4">[-@dotzler:2008]</text:span></text:p>
        </text:list-item>
        <text:list-item>
          <text:p text:style-name="P7">(2008, S. 9–12)<text:line-break/> <text:span text:style-name="T4">[-@dotzler:2008, 9-12]</text:span></text:p>
        </text:list-item>
        <text:list-item>
          <text:p text:style-name="P7">(außerdem 1995, S. 7–13, 2008, S. 9–12)<text:line-break/> <text:span text:style-name="T4">[-@dotzler:2008, 9-12; außerdem -@dotzler:1995, 7-13]</text:span></text:p>
        </text:list-item>
      </text:list>
      <text:h text:style-name="Heading_20_1" text:outline-level="1">Autor vor die Klammern ziehen</text:h>
      <text:list xml:id="list5547854664000353771" text:style-name="L4">
        <text:list-item>
          <text:p text:style-name="P8">Dotzler (2008)<text:line-break/> <text:span text:style-name="T4">@dotzler:2008</text:span></text:p>
        </text:list-item>
        <text:list-item>
          <text:p text:style-name="P8">Dotzler (2008, S. 9–12)<text:line-break/> <text:span text:style-name="T4">@dotzler:2008 [9-12]</text:span></text:p>
        </text:list-item>
        <text:list-item>
          <text:p text:style-name="P8">Dotzler (2008, S. 9–12) außerdem Dotzler (1995, S. 7–13)<text:line-break/> <text:span text:style-name="T4">@dotzler:2008 [9-12]; außerdem @dotzler:1995 [7-13]</text:span></text:p>
        </text:list-item>
      </text:list>
      <text:h text:style-name="Heading_20_1" text:outline-level="1">weitere Folie</text:h>
      <text:p text:style-name="P4">Auch hier gibt es wieder etwas Text. Auch hier gibt es wieder etwas Text. Auch hier gibt es wieder etwas Text. Wohl ein langes Zitat.</text:p>
      <text:h text:style-name="Heading_20_1" text:outline-level="1">diese Folie</text:h>
      <text:p text:style-name="First_20_paragraph">Also diese Folie beinhaltet nun ein paar Auszeichnungen, für eine <text:span text:style-name="T2">leichte Hervorhebung</text:span> und für eine <text:span text:style-name="T3">starke Hervorhebung</text:span>.</text:p>
      <text:p text:style-name="Text_20_body">Ebenfalls wichtig ist die Möglichkeit der Verlinkung. Als Beispiel auf die <text:a xlink:type="simple" xlink:href="http://www.ur.de/"><text:span text:style-name="Definition">Website der Universität Regensburg</text:span></text:a>.</text:p>
      <text:h text:style-name="Heading_20_1" text:outline-level="1">noch eine letzte Folie</text:h>
      <text:p text:style-name="First_20_paragraph">Quelltext-Beispiel</text:p>
      <text:p text:style-name="Preformatted_20_Text">&lt;!DOCTYPE html&gt;</text:p>
      <text:p text:style-name="Preformatted_20_Text">&lt;html&gt;</text:p>
      <text:p text:style-name="Preformatted_20_Text"><text:s text:c="4"/>&lt;head&gt;</text:p>
      <text:p text:style-name="Preformatted_20_Text"><text:s text:c="8"/>&lt;meta charset="utf-8"&gt;</text:p>
      <text:p text:style-name="Preformatted_20_Text"><text:s text:c="8"/>&lt;title&gt;SITA&lt;/title&gt;</text:p>
      <text:p text:style-name="Preformatted_20_Text"><text:soft-page-break/><text:s text:c="4"/>&lt;/head&gt;</text:p>
      <text:p text:style-name="Preformatted_20_Text"><text:s text:c="4"/>&lt;body&gt;</text:p>
      <text:p text:style-name="Preformatted_20_Text"><text:s text:c="8"/>&lt;h1&gt;Hallo SITA&lt;/h1&gt;</text:p>
      <text:p text:style-name="Preformatted_20_Text"><text:s text:c="4"/>&lt;/body&gt;</text:p>
      <text:p text:style-name="Preformatted_20_Text">&lt;/html&gt;</text:p>
      <text:h text:style-name="Heading_20_1" text:outline-level="1">last but not least</text:h>
      <text:p text:style-name="First_20_paragraph">Vielen Dank für Ihre Aufmerksamkeit.</text:p>
      <text:p text:style-name="Text_20_body"><text:span text:style-name="T5">Dotzler</text:span>, Bernhard (1995): Wahrnehmung und Geschichte. Markierungen zur Aisthesis materialis. Berlin: Akademie Verlag.</text:p>
      <text:p text:style-name="Text_20_body"><text:span text:style-name="T5">Dotzler</text:span>, Bernhard (2008): Parasiten und Sirenen. Zwischenräume als Orte der materiellen Wissensproduktion. Bielefeld: transcrip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Source Code Pro" svg:font-family="'Source Code Pro'" style:font-adornments="Standard" style:font-pitch="fixed"/>
    <style:font-face style:name="Courier New" svg:font-family="'Courier New'" style:font-family-generic="modern" style:font-pitch="fixed"/>
    <style:font-face style:name="Frutiger Next LT W1G1" svg:font-family="'Frutiger Next LT W1G'" style:font-adornments="Fett" style:font-pitch="variable"/>
    <style:font-face style:name="Frutiger Next LT W1G2" svg:font-family="'Frutiger Next LT W1G'" style:font-adornments="Kursiv" style:font-pitch="variable"/>
    <style:font-face style:name="Frutiger Next LT W1G" svg:font-family="'Frutiger Next LT W1G'" style:font-adornments="Standard"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Frutiger Next LT W1G" fo:font-family="'Frutiger Next LT W1G'" style:font-style-name="Standard"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5cm" style:contextual-spacing="false" fo:hyphenation-ladder-count="no-limit" style:page-number="auto"/>
      <style:text-properties style:font-name="Frutiger Next LT W1G" fo:font-family="'Frutiger Next LT W1G'" style:font-style-name="Standard" style:font-pitch="variable" fo:font-size="12pt" fo:hyphenate="false" fo:hyphenation-remain-char-count="2" fo:hyphenation-push-char-count="2"/>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master-page-name="">
      <style:paragraph-properties fo:orphans="2" fo:widows="2" style:page-number="auto"/>
      <style:text-properties style:font-name="Frutiger Next LT W1G1" fo:font-family="'Frutiger Next LT W1G'" style:font-style-name="Fett" style:font-pitch="variable" fo:font-size="11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orphans="2" fo:widows="2" style:page-number="auto"/>
      <style:text-properties style:font-name="Frutiger Next LT W1G1" fo:font-family="'Frutiger Next LT W1G'" style:font-style-name="Fett" style:font-pitch="variable"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next-style-name="Text_20_body" style:class="html" style:master-page-name="">
      <style:paragraph-properties fo:margin-left="1.499cm" fo:margin-right="1.499cm" fo:margin-top="0.254cm" fo:margin-bottom="0.254cm" style:contextual-spacing="false" fo:hyphenation-ladder-count="no-limit" fo:text-indent="0cm" style:auto-text-indent="false" style:page-number="auto" fo:background-color="transparent" style:shadow="none">
        <style:tab-stops/>
        <style:background-image/>
      </style:paragraph-properties>
      <style:text-properties style:font-name="Frutiger Next LT W1G" fo:font-family="'Frutiger Next LT W1G'" style:font-style-name="Standard" style:font-pitch="variable" fo:font-size="11pt" fo:hyphenate="false" fo:hyphenation-remain-char-count="2" fo:hyphenation-push-char-count="2"/>
    </style:style>
    <style:style style:name="Preformatted_20_Text" style:display-name="Preformatted Text" style:family="paragraph" style:parent-style-name="Standard" style:next-style-name="Text_20_body" style:class="html">
      <style:paragraph-properties fo:margin-left="1.499cm" fo:margin-right="0cm" fo:margin-top="0cm" fo:margin-bottom="0cm" style:contextual-spacing="false" fo:text-indent="0cm" style:auto-text-indent="false" fo:background-color="transparent" fo:padding="0.349cm" fo:border-left="1.3pt solid #000000" fo:border-right="none" fo:border-top="none" fo:border-bottom="none" style:shadow="none">
        <style:tab-stops/>
        <style:background-image/>
      </style:paragraph-properties>
      <style:text-properties style:font-name="Source Code Pro" fo:font-family="'Source Code Pro'" style:font-style-name="Standard"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style: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style:font-name="Frutiger Next LT W1G" fo:font-family="'Frutiger Next LT W1G'" style:font-style-name="Standard" style:font-pitch="variable"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text-properties style:font-name="Frutiger Next LT W1G" fo:font-family="'Frutiger Next LT W1G'" style:font-style-name="Standard" style:font-pitch="variable"/>
    </style:style>
    <style:style style:name="Definition_20_Term_20_Tight" style:display-name="Definition Term Tight" style:family="paragraph" style:parent-style-name="Standard" style:next-style-name="Definition_20_Definition_20_Tight">
      <style:paragraph-properties fo:margin-top="0.203cm" fo:margin-bottom="0.203cm" style:contextual-spacing="false"/>
    </style:style>
    <style:style style:name="Definition_20_Definition_20_Tight" style:display-name="Definition Definition Tight" style:family="paragraph" style:parent-style-name="Standard">
      <style:paragraph-properties fo:margin-left="1.27cm" fo:margin-right="0cm" fo:margin-top="0cm" fo:margin-bottom="0cm" style:contextual-spacing="false" fo:text-indent="0cm" style:auto-text-indent="false"/>
    </style:style>
    <style:style style:name="Date" style:family="paragraph" style:parent-style-name="Standard" style:next-style-name="Text_20_body" style:master-page-name="">
      <style:paragraph-properties fo:margin-top="0cm" fo:margin-bottom="0.3cm" style:contextual-spacing="false" style:page-number="auto"/>
      <style:text-properties style:font-name="Frutiger Next LT W1G2" fo:font-family="'Frutiger Next LT W1G'" style:font-style-name="Kursiv" style:font-pitch="variable" fo:font-style="italic"/>
    </style:style>
    <style:style style:name="Author" style:family="paragraph" style:parent-style-name="Standard" style:next-style-name="Date" style:master-page-name="">
      <style:paragraph-properties style:page-number="auto"/>
      <style:text-properties style:font-name="Frutiger Next LT W1G2" fo:font-family="'Frutiger Next LT W1G'" style:font-style-name="Kursiv" style:font-pitch="variable" fo:font-style="italic"/>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master-page-name="">
      <style:paragraph-properties fo:margin-top="0.199cm" fo:margin-bottom="0.25cm" style:contextual-spacing="false" fo:hyphenation-ladder-count="no-limit" style:page-number="auto"/>
      <style:text-properties style:font-name="Frutiger Next LT W1G" fo:font-family="'Frutiger Next LT W1G'" style:font-style-name="Standard" style:font-pitch="variable" fo:font-size="12pt" fo:hyphenate="false" fo:hyphenation-remain-char-count="2" fo:hyphenation-push-char-count="2"/>
    </style:style>
    <style:style style:name="Title" style:family="paragraph" style:parent-style-name="Heading" style:next-style-name="Text_20_body" style:class="chapter" style:master-page-name="">
      <style:paragraph-properties fo:margin-left="0cm" fo:margin-right="5.001cm" fo:margin-top="0.9cm" fo:margin-bottom="0.4cm" style:contextual-spacing="false" fo:text-align="start" style:justify-single-word="false" fo:text-indent="0cm" style:auto-text-indent="false" style:page-number="auto"/>
      <style:text-properties style:font-name="Frutiger Next LT W1G1" fo:font-family="'Frutiger Next LT W1G'" style:font-style-name="Fett" style:font-pitch="variable" fo:font-size="18pt" fo:font-weight="bold" style:font-size-asian="18pt" style:font-weight-asian="bold" style:font-size-complex="18pt" style:font-weight-complex="bold"/>
    </style:style>
    <style:style style:name="Header" style:family="paragraph" style:parent-style-name="Standard" style:class="extra">
      <style:paragraph-properties text:number-lines="false" text:line-number="0">
        <style:tab-stops>
          <style:tab-stop style:position="6.5cm" style:type="center"/>
          <style:tab-stop style:position="13cm" style:type="right"/>
        </style:tab-stops>
      </style:paragraph-properties>
    </style:style>
    <style:style style:name="Unbenannt1" style:family="paragraph" style:parent-style-name="Heading_20_1" style:default-outline-level="" style:list-style-nam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ext" style:family="paragraph" style:parent-style-name="Caption" style:class="extra"/>
    <style:style style:name="List_20_Contents" style:display-name="List Contents" style:family="paragraph" style:parent-style-name="Standard" style:class="html">
      <style:paragraph-properties fo:margin-left="1cm" fo:margin-right="0cm" fo:margin-top="0cm" fo:margin-bottom="0.15cm" style:contextual-spacing="false" fo:text-indent="0cm" style:auto-text-indent="false"/>
      <style:text-properties style:font-name="Frutiger Next LT W1G" fo:font-family="'Frutiger Next LT W1G'" style:font-style-name="Standard" style:font-pitch="variable" fo:font-size="11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language="de" fo:country="DE"/>
    </style:style>
    <style:style style:name="MP2" style:family="paragraph" style:parent-style-name="Footer">
      <style:paragraph-properties fo:text-align="start" style:justify-single-word="false"/>
      <style:text-properties fo:font-size="11pt" fo:language="de" fo:country="DE" officeooo:paragraph-rsid="003e3860" style:font-size-asian="11pt" style:font-size-complex="11pt"/>
    </style:style>
    <style:style style:name="MP3" style:family="paragraph" style:parent-style-name="Footer">
      <style:paragraph-properties fo:text-align="start" style:justify-single-word="false"/>
      <style:text-properties fo:font-size="11pt" fo:language="de" fo:country="DE" style:font-size-asian="11pt" style:font-size-complex="11pt"/>
    </style:style>
    <style:style style:name="MT1" style:family="text">
      <style:text-properties officeooo:rsid="0025baad"/>
    </style:style>
    <style:style style:name="Mfr1" style:family="graphic" style:parent-style-name="Graphics">
      <style:graphic-properties fo:margin-top="1.6cm" fo:margin-bottom="0.499cm" style:vertical-pos="top" style:vertical-rel="page" style:horizontal-pos="center" style:horizontal-rel="pag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3.5cm" fo:margin-bottom="3.9cm" fo:margin-left="3.2cm" fo:margin-right="3.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header>
        <text:p text:style-name="MP1"/>
      </style:header>
      <style:header-first>
        <text:p text:style-name="MP1"><draw:frame draw:style-name="Mfr1" draw:name="Grafik3" text:anchor-type="paragraph" svg:width="18.45cm" svg:height="2.701cm" draw:z-index="0"><draw:image xlink:href="Pictures/100042180000498700000ACE00C9D225.svg" xlink:type="simple" xlink:show="embed" xlink:actuate="onLoad"/><draw:image xlink:href="Pictures/10000201000002C7000000695724CBB9.png" xlink:type="simple" xlink:show="embed" xlink:actuate="onLoad"/></draw:frame></text:p>
      </style:header-first>
      <style:footer>
        <text:p text:style-name="MP2"><text:span text:style-name="MT1">Seite </text:span><text:page-number text:select-page="current">3</text:page-number></text:p>
      </style:footer>
      <style:footer-first>
        <text:p text:style-name="MP3"><text:span text:style-name="MT1">Seite </text:span><text:page-number text:select-page="current">1</text:page-number></text:p>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Digitale Arbeitstechniken im Studium</dc:title>
    <dc:date>2014-10-12T11:31:06.336581325</dc:date>
    <dc:creator>Christoph Pfeiffer</dc:creator>
    <meta:editing-duration>P0D</meta:editing-duration>
    <meta:editing-cycles>1</meta:editing-cycles>
    <meta:document-statistic meta:table-count="0" meta:image-count="1" meta:object-count="0" meta:page-count="3" meta:paragraph-count="49" meta:word-count="331" meta:character-count="2244" meta:non-whitespace-character-count="1938"/>
    <meta:generator>LibreOffice/4.2.6.3$Linux_X86_64 LibreOffice_project/420m0$Build-3</meta:generator>
  </office:meta>
</office:document-meta>
</file>